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text-properties fo:color="#339966"/>
    </style:style>
    <style:style style:name="P3" style:family="paragraph" style:parent-style-name="Standard" style:master-page-name="Standard">
      <style:paragraph-properties style:page-number="auto"/>
    </style:style>
    <style:style style:name="T1" style:family="text">
      <style:text-properties fo:color="#339966"/>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EEN #x = registration process</text:p>
      <text:p text:style-name="Standard">#1 = ville ou région widget</text:p>
      <text:p text:style-name="Standard">#2 = location results screen</text:p>
      <text:p text:style-name="Standard">#3 = website selection screen</text:p>
      <text:p text:style-name="Standard">#4 = summary entry screen</text:p>
      <text:p text:style-name="Standard"/>
      <text:p text:style-name="Standard">SCREEN BUTTONS:</text:p>
      <text:p text:style-name="Standard">register: send / check</text:p>
      <text:p text:style-name="P1">Inscrivez-vous</text:p>
      <text:p text:style-name="Standard">join network: / complete / confirm your registration</text:p>
      <text:p text:style-name="P1">Rejoignez le réseau</text:p>
      <text:p text:style-name="Standard">save and continue</text:p>
      <text:p text:style-name="P1">Sauvegardez et continuez</text:p>
      <text:p text:style-name="Standard">complete registration: complete profile / save and continue</text:p>
      <text:p text:style-name="P1">Terminez l'inscription</text:p>
      <text:p text:style-name="Standard"/>
      <text:p text:style-name="Standard"/>
      <text:p text:style-name="Standard">TO TRANSLATE: ---------------------------------------------------------------------------------------------</text:p>
      <text:p text:style-name="Standard">view full profile</text:p>
      <text:p text:style-name="P1">Voir le profil complet</text:p>
      <text:p text:style-name="Standard"><text:s text:c="2"/>MAPPING: marker link text</text:p>
      <text:p text:style-name="Standard"/>
      <text:p text:style-name="Standard">new Transition account registered</text:p>
      <text:p text:style-name="P1">Enregistrement d'un nouveau compte Transition</text:p>
      <text:p text:style-name="Standard"><text:s text:c="2"/>ADMINISTRATION EMAIL</text:p>
      <text:p text:style-name="Standard"/>
      <text:p text:style-name="Standard">Transition town</text:p>
      <text:p text:style-name="P1">Ville en Transition</text:p>
      <text:p text:style-name="Standard"/>
      <text:p text:style-name="Standard">what is a Transition Town?</text:p>
      <text:p text:style-name="P1">Qu'est-ce qu'une ville en Transition ? </text:p>
      <text:p text:style-name="Standard"><text:s text:c="2"/>SCREEN #1</text:p>
      <text:p text:style-name="Standard"/>
      <text:p text:style-name="Standard">http://www.Transitionnetwork.org/support/becoming-official#criteria</text:p>
      <text:p text:style-name="Standard"><text:s text:c="2"/>SCREEN #1</text:p>
      <text:p text:style-name="Standard"><text:s text:c="2"/>OPTIONAL: change this to a URL that explains what a Transition town is</text:p>
      <text:p text:style-name="Standard"/>
      <text:p text:style-name="P2">SCREEN 1 : (added text at the beginning)</text:p>
      <text:p text:style-name="P2">Sur cette page, nous vous invitons à inscrire votre initiative de Transition. </text:p>
      <text:p text:style-name="P2">L'objectif est de vous permettre d'intégrer le réseau et d'entrer en contact avec les autres initiatives, ainsi que de vous faire connaître ! </text:p>
      <text:p text:style-name="P2">Comment ? Nous vous demandons simplement d'entrer le nom et le lieu de votre initiative. Si vous avez le temps, vous pourrez également la présenter en quelques lignes... ou revenir à cette étape plus tard si l'inspiration vous manque aujourd'hui :-) </text:p>
      <text:p text:style-name="P2">(in this case, delete sentence "connectez-vous au....." at the bottom)</text:p>
      <text:p text:style-name="P2">SPACE</text:p>
      <text:p text:style-name="P2">Vous pouvez inscrire ici votre initiative de Transition (already on the website)</text:p>
      <text:p text:style-name="Standard"/>
      <text:p text:style-name="Standard">No initiatives found in Trash.</text:p>
      <text:p text:style-name="Standard"><text:soft-page-break/><text:s text:c="2"/>ADMINISTRATION INTERFACE</text:p>
      <text:p text:style-name="Standard"/>
      <text:p text:style-name="Standard">No initiatives found.</text:p>
      <text:p text:style-name="Standard"><text:s text:c="2"/>ADMINISTRATION INTERFACE</text:p>
      <text:p text:style-name="Standard"/>
      <text:p text:style-name="Standard">Add New</text:p>
      <text:p text:style-name="Standard"><text:s text:c="2"/>ADMINISTRATION INTERFACE</text:p>
      <text:p text:style-name="Standard"/>
      <text:p text:style-name="Standard">Cannot communicate with Transition Registration servers. The people responsible have been informed. Please try again later.</text:p>
      <text:p text:style-name="P1">Les serveurs permettant l'enregistrement d'une initiative ne répondent pas. Le responsable a été prévenu et tente de résoudre le problème. Nous vous invitons à réessayer plus tard. </text:p>
      <text:p text:style-name="P1"/>
      <text:p text:style-name="P1">Friendly mode: Aïe, il semblerait que le serveur ne réponde pas ! Le responsable a été prévenu et tente de résoudre le problème. Repassez par ici demain :)</text:p>
      <text:p text:style-name="Standard"><text:s text:c="2"/>this only happens if the Google Maps service is un-available</text:p>
      <text:p text:style-name="Standard"/>
      <text:p text:style-name="Standard">Login Failed</text:p>
      <text:p text:style-name="P2">La tentative d'identification a échoué</text:p>
      <text:p text:style-name="P2"/>
      <text:p text:style-name="Standard"/>
      <text:p text:style-name="Standard">Failed to update your user details. Please try again tomorrow.</text:p>
      <text:p text:style-name="P2">Impossible de mettre à jour vos informations d'utilisateur. Le responsable a été prévenu et tente de résoudre le problème. Nous vous invitons à réessayer plus tard</text:p>
      <text:p text:style-name="P2"/>
      <text:p text:style-name="P2">Friendly mode: Aïe, il est impossible de mettre à jour vos informations d'utilisateur. Le responsable a été prévenu et tente de résoudre le problème. Repassez par ici demain :)</text:p>
      <text:p text:style-name="Standard"/>
      <text:p text:style-name="Standard">Could not logout and delete the current user because no current user was found to allow re-addtion. This might cause problems when trying again</text:p>
      <text:p text:style-name="Standard"><text:s text:c="2"/>TESTING ONLY: only relevant for testing scenario</text:p>
      <text:p text:style-name="Standard"/>
      <text:p text:style-name="Standard">Could not delete the recently added user to allow re-addtion</text:p>
      <text:p text:style-name="Standard"><text:s text:c="2"/>TESTING ONLY: only relevant for testing scenario</text:p>
      <text:p text:style-name="Standard"/>
      <text:p text:style-name="Standard">Could not create your user account because of a system error. Please try again tomorrow.</text:p>
      <text:p text:style-name="P2">Impossible de créer un compte d'utilisateur à cause d'une erreur du système. Le responsable a été prévenu et tente de résoudre le problème. Nous vous invitons à réessayer plus tard</text:p>
      <text:p text:style-name="P2"/>
      <text:p text:style-name="P2">Friendly mode: Aïe, il est impossible de créer un compte d'utilisateur à cause d'une erreur du système. Le responsable a été prévenu et tente de résoudre le problème. Repassez par ici demain :)</text:p>
      <text:p text:style-name="Standard"/>
      <text:p text:style-name="Standard">There is already a user with this email or username. Please try again.</text:p>
      <text:p text:style-name="P2">Un utilisateur possède déjà cette adresse email ou cet identifiant. Veuillez réessayer.</text:p>
      <text:p text:style-name="Standard">IIRS view</text:p>
      <text:p text:style-name="P2">Vue IIRS</text:p>
      <text:p text:style-name="Standard"><text:s text:c="2"/>page title</text:p>
      <text:p text:style-name="Standard"/>
      <text:p text:style-name="Standard">IIRS search</text:p>
      <text:p text:style-name="P2"><text:soft-page-break/>Recherche IIRS</text:p>
      <text:p text:style-name="Standard"><text:s text:c="2"/>page title</text:p>
      <text:p text:style-name="Standard"/>
      <text:p text:style-name="Standard">IIRS registration</text:p>
      <text:p text:style-name="P2">Inscription IIRS</text:p>
      <text:p text:style-name="Standard"><text:s text:c="2"/>page title</text:p>
      <text:p text:style-name="Standard"/>
      <text:p text:style-name="Standard">IIRS mapping</text:p>
      <text:p text:style-name="Standard"><text:s text:c="2"/>page title</text:p>
      <text:p text:style-name="P2">Carte IIRS</text:p>
      <text:p text:style-name="Standard"/>
      <text:p text:style-name="Standard">IIRS list</text:p>
      <text:p text:style-name="Standard"><text:s text:c="2"/>page title</text:p>
      <text:p text:style-name="P2">Liste IIRS</text:p>
      <text:p text:style-name="Standard"/>
      <text:p text:style-name="Standard">IIRS import</text:p>
      <text:p text:style-name="Standard"><text:s text:c="2"/>page title</text:p>
      <text:p text:style-name="P2">Importation IIRS</text:p>
      <text:p text:style-name="Standard"/>
      <text:p text:style-name="Standard">IIRS export</text:p>
      <text:p text:style-name="Standard"><text:s text:c="2"/>page title</text:p>
      <text:p text:style-name="P2">Exportation IIRS</text:p>
      <text:p text:style-name="Standard"/>
      <text:p text:style-name="Standard">IIRS edit</text:p>
      <text:p text:style-name="Standard"><text:s text:c="2"/>page title</text:p>
      <text:p text:style-name="Standard"/>
      <text:p text:style-name="Standard">IIRS documentation</text:p>
      <text:p text:style-name="Standard"><text:s text:c="2"/>DEVELOPERS ONLY: page title</text:p>
      <text:p text:style-name="Standard"/>
      <text:p text:style-name="Standard">registrar@Transitionnetwork.org</text:p>
      <text:p text:style-name="Standard"><text:s text:c="2"/>this is the email where error messages will go</text:p>
      <text:p text:style-name="Standard"><text:s text:c="2"/>translate to change!</text:p>
      <text:p text:style-name="Standard"/>
      <text:p text:style-name="Standard">TransitionTowns registration service</text:p>
      <text:p text:style-name="P2">Service d'inscription des Villes en Transition</text:p>
      <text:p text:style-name="Standard"><text:s text:c="2"/>REGISTRATION EMAIL</text:p>
      <text:p text:style-name="Standard"/>
      <text:p text:style-name="Standard">Could not find extended information about your website</text:p>
      <text:p text:style-name="Standard"><text:s text:c="2"/>NOT CURRENTLY USED</text:p>
      <text:p text:style-name="Standard"/>
      <text:p text:style-name="Standard">Website</text:p>
      <text:p text:style-name="P2">Site internet</text:p>
      <text:p text:style-name="Standard"><text:s text:c="2"/>SCREEN #3 "website" link for each result</text:p>
      <text:p text:style-name="Standard"/>
      <text:p text:style-name="Standard">currently no website</text:p>
      <text:p text:style-name="P2">Nous n'avons actuellement pas de site internet</text:p>
      <text:p text:style-name="Standard"><text:s text:c="2"/>SCREEN: full view of an initiative</text:p>
      <text:p text:style-name="Standard"/>
      <text:p text:style-name="Standard">Akismet thinks that your entry is SPAM. So we cannot accept it. Sorry.</text:p>
      <text:p text:style-name="P2">Akismet considère qu'il s'agit d'un SPAM que nous ne pouvons pas accepter. Désolé. </text:p>
      <text:p text:style-name="Standard"><text:soft-page-break/>A Transition Initiative already exists with this name. Please add something to the name or change it and try again</text:p>
      <text:p text:style-name="P2">Il existe déjà une initiative en Transition avec ce nom. Veuillez compléter ou modifier le nom de votre initiative et réessayer. </text:p>
      <text:p text:style-name="P2"/>
      <text:p text:style-name="P2">Friendly mode: Oh, il existe déjà une initiative de Transition avec le même nom ! Nous vous invitons à compléter ou modifier le nom de votre initiative avant de réessayer. </text:p>
      <text:p text:style-name="Standard"/>
      <text:p text:style-name="Standard">You have already registered a Transition Initiative under this username. Please logout and re-register</text:p>
      <text:p text:style-name="P2">Vous avez déjà enregistré une initiative de Transition avec cet identifiant. Nous vous invitons à vous déconnecter pour pouvoir continuer l'inscription.</text:p>
      <text:p text:style-name="P2"/>
      <text:p text:style-name="Standard">We think you are a SPAM robot. please email us to resolve this issue.</text:p>
      <text:p text:style-name="P2">Notre système considère que vous êtes un robot spammeur. Nous vous invitons à nous envoyer un email pour résoudre le problème</text:p>
      <text:p text:style-name="P2"/>
      <text:p text:style-name="Standard">continue</text:p>
      <text:p text:style-name="Standard"><text:s text:c="2"/>SCREEN #4: button text</text:p>
      <text:p text:style-name="Standard"/>
      <text:p text:style-name="Standard">a website selection option is required</text:p>
      <text:p text:style-name="P2">Il est nécessaire de cocher une des options</text:p>
      <text:p text:style-name="Standard"><text:s text:c="2"/>SCREEN #3: validation</text:p>
      <text:p text:style-name="Standard"/>
      <text:p text:style-name="Standard">email address not valid format</text:p>
      <text:p text:style-name="P2">Le format de l'adresse email n'est pas valable</text:p>
      <text:p text:style-name="Standard"><text:s text:c="2"/>SCREEN #2: validation</text:p>
      <text:p text:style-name="Standard"/>
      <text:p text:style-name="Standard">register &gt;&gt;</text:p>
      <text:p text:style-name="Standard"><text:s text:c="2"/>SCREEN #1: on button</text:p>
      <text:p text:style-name="Standard"/>
      <text:p text:style-name="Standard">form not valid</text:p>
      <text:p text:style-name="P2">Le formulaire n'est pas valable</text:p>
      <text:p text:style-name="Standard"/>
      <text:p text:style-name="Standard">system error</text:p>
      <text:p text:style-name="P2">erreur système</text:p>
      <text:p text:style-name="Standard"/>
      <text:p text:style-name="Standard">search the Transition towns of the world</text:p>
      <text:p text:style-name="Standard"><text:s text:c="2"/>NOT CURRENTLY USED</text:p>
      <text:p text:style-name="Standard"/>
      <text:p text:style-name="Standard">Your website was not found, please re-enter it or select none</text:p>
      <text:p text:style-name="P2">Nous n'avons pas trouvé votre site internet. Nous vous invitons à réécrire l'adresse ou à cocher la case "Pas de site internet"</text:p>
      <text:p text:style-name="P2"/>
      <text:p text:style-name="Standard"><text:s text:c="2"/>SCREEN #3: validation</text:p>
      <text:p text:style-name="Standard"/>
      <text:p text:style-name="Standard"/>
      <text:p text:style-name="Standard">add another thing</text:p>
      <text:p text:style-name="Standard"><text:s text:c="2"/>NOT CURRENTLY USED</text:p>
      <text:p text:style-name="Standard"/>
      <text:p text:style-name="Standard"><text:soft-page-break/>Your nearest Transition Town is only 4km away and we will connect them with you. They have budget, and have done loads of stuff. But you probably know that already do you? :)</text:p>
      <text:p text:style-name="Standard"><text:s text:c="2"/>NOT CURRENTLY USED</text:p>
      <text:p text:style-name="Standard"/>
      <text:p text:style-name="Standard">description of thing</text:p>
      <text:p text:style-name="Standard"><text:s text:c="2"/>NOT CURRENTLY USED</text:p>
      <text:p text:style-name="Standard"/>
      <text:p text:style-name="Standard">name of thing</text:p>
      <text:p text:style-name="Standard"><text:s text:c="2"/>NOT CURRENTLY USED</text:p>
      <text:p text:style-name="Standard"/>
      <text:p text:style-name="Standard">project or idea thing</text:p>
      <text:p text:style-name="Standard"><text:s text:c="2"/>NOT CURRENTLY USED</text:p>
      <text:p text:style-name="Standard"/>
      <text:p text:style-name="Standard">or upload</text:p>
      <text:p text:style-name="Standard"><text:s text:c="2"/>NOT CURRENTLY USED</text:p>
      <text:p text:style-name="Standard"/>
      <text:p text:style-name="Standard">Loading Google images for</text:p>
      <text:p text:style-name="Standard"><text:s text:c="2"/>NOT CURRENTLY USED</text:p>
      <text:p text:style-name="Standard"/>
      <text:p text:style-name="Standard">image</text:p>
      <text:p text:style-name="Standard"><text:s text:c="2"/>NOT CURRENTLY USED</text:p>
      <text:p text:style-name="Standard"/>
      <text:p text:style-name="Standard">add ideas, summary, projects, descriptions so everyone can help and get advice</text:p>
      <text:p text:style-name="Standard"><text:s text:c="2"/>SCREEN #4</text:p>
      <text:p text:style-name="Standard"><text:s text:c="2"/>REMOVED: do not translate</text:p>
      <text:p text:style-name="Standard"/>
      <text:p text:style-name="Standard">from the website</text:p>
      <text:p text:style-name="Standard"/>
      <text:p text:style-name="Standard">summary</text:p>
      <text:p text:style-name="P2">résumé</text:p>
      <text:p text:style-name="Standard"><text:s text:c="2"/>SCREEN #4</text:p>
      <text:p text:style-name="Standard"/>
      <text:p text:style-name="Standard">Oops, we didn't recieve your data. Please try again</text:p>
      <text:p text:style-name="P2">Oups, nous n'avons pas reçu vos données. Veuillez réessayer. </text:p>
      <text:p text:style-name="Standard"><text:s text:c="2"/>usually only web robots get this message. it is a system error</text:p>
      <text:p text:style-name="Standard"/>
      <text:p text:style-name="Standard">and then connect with local Transition Initiatives : )</text:p>
      <text:p text:style-name="P2">et connectez-vous au réseau des initiatives locales de Transition :)</text:p>
      <text:p text:style-name="Standard"><text:s text:c="2"/>SCREEN #2: next to the button</text:p>
      <text:p text:style-name="Standard"/>
      <text:p text:style-name="Standard">change search</text:p>
      <text:p text:style-name="P2">Modifier la recherche</text:p>
      <text:p text:style-name="Standard"><text:s text:c="2"/>SCREEN #2: re-search</text:p>
      <text:p text:style-name="Standard"/>
      <text:p text:style-name="Standard">registering your email means that local people will contact you to offer support and for your opinion on projects like food growing, energy supply and other Transition ideals. we will let your nearest advanced Transition Town know you have registered so they can connect, support, encourage and share! : )</text:p>
      <text:p text:style-name="P2">En enregistrant votre adresse email, d'autres personnes près de chez vous pourront vous contacter pour vous proposer de l'aide ou pour avoir votre avis sur des projets de potager, <text:soft-page-break/>d'approvisionnement énergétique ou autres idées de la Transition. Nous allons transmettre vos informations à la ville en Transition la plus proche pour que vous puissiez entrer en contact, vous aider, vous encourager et partager ! :)</text:p>
      <text:p text:style-name="P2"/>
      <text:p text:style-name="Standard"><text:s text:c="2"/>SCREEN #2: raison d'etre</text:p>
      <text:p text:style-name="Standard"/>
      <text:p text:style-name="Standard">Optional</text:p>
      <text:p text:style-name="P2">Optionnel</text:p>
      <text:p text:style-name="Standard"><text:s text:c="2"/>SCREEN #2: field optional</text:p>
      <text:p text:style-name="Standard"/>
      <text:p text:style-name="Standard">phone number</text:p>
      <text:p text:style-name="Standard"><text:s text:c="2"/>NOT CURRENTLY USED</text:p>
      <text:p text:style-name="Standard"/>
      <text:p text:style-name="Standard">your name</text:p>
      <text:p text:style-name="P2">votre nom</text:p>
      <text:p text:style-name="Standard"><text:s text:c="2"/>SCREEN #2</text:p>
      <text:p text:style-name="Standard"/>
      <text:p text:style-name="Standard">email</text:p>
      <text:p text:style-name="Standard"><text:s text:c="2"/>SCREEN #2</text:p>
      <text:p text:style-name="Standard"/>
      <text:p text:style-name="Standard">initiative name</text:p>
      <text:p text:style-name="P2">le nom de l'initiative</text:p>
      <text:p text:style-name="Standard"><text:s text:c="2"/>SCREEN #2</text:p>
      <text:p text:style-name="Standard"/>
      <text:p text:style-name="Standard">some general details</text:p>
      <text:p text:style-name="P2">quelques informations générales</text:p>
      <text:p text:style-name="Standard"><text:s text:c="2"/>SCREEN #2</text:p>
      <text:p text:style-name="Standard"/>
      <text:p text:style-name="Standard">search again</text:p>
      <text:p text:style-name="P2">Relancer la recherche</text:p>
      <text:p text:style-name="Standard"><text:s text:c="2"/>SCREEN #2</text:p>
      <text:p text:style-name="Standard"/>
      <text:p text:style-name="Standard">to register by email because we cannot find your town on Google Maps!</text:p>
      <text:p text:style-name="Standard"><text:s text:c="2"/>NOT CURRENTLY USED</text:p>
      <text:p text:style-name="Standard"/>
      <text:p text:style-name="Standard">town matches</text:p>
      <text:p text:style-name="P2">Nous avons trouvé :</text:p>
      <text:p text:style-name="Standard"><text:s text:c="2"/>CHANGE TO: towns found</text:p>
      <text:p text:style-name="Standard"><text:s text:c="2"/>SCREEN #2</text:p>
      <text:p text:style-name="Standard"><text:s text:c="2"/>already translated to "Recherche de la ville ou région"</text:p>
      <text:p text:style-name="Standard"/>
      <text:p text:style-name="Standard">connection of %townname% to the support and innovation network</text:p>
      <text:p text:style-name="P2">Participation de %% au réseau de soutien et d'innovation</text:p>
      <text:p text:style-name="Standard"><text:s text:c="2"/>WAS TRANSLATED TO: "Formulaire d’inscription de votre initiative" H1 title</text:p>
      <text:p text:style-name="Standard"><text:s text:c="2"/>MAYBE NOT NECESSARY NOW...</text:p>
      <text:p text:style-name="Standard"><text:s text:c="2"/>SCREEN #2</text:p>
      <text:p text:style-name="Standard"/>
      <text:p text:style-name="Standard">join network</text:p>
      <text:p text:style-name="Standard"><text:s text:c="2"/>was "complete registration"</text:p>
      <text:p text:style-name="Standard"><text:s text:c="2"/>SCREEN #2: button text</text:p>
      <text:p text:style-name="Standard"><text:soft-page-break/></text:p>
      <text:p text:style-name="Standard">complete profile</text:p>
      <text:p text:style-name="P2">Terminez le profil</text:p>
      <text:p text:style-name="Standard"><text:s text:c="2"/>SCREEN #4: the last screen</text:p>
      <text:p text:style-name="Standard"/>
      <text:p text:style-name="Standard">For Example:</text:p>
      <text:p text:style-name="P2">Par exemple :</text:p>
      <text:p text:style-name="Standard"><text:s text:c="2"/>SCREEN #2: validation</text:p>
      <text:p text:style-name="Standard"/>
      <text:p text:style-name="Standard">Please add something to the initiative name below to make it unique.</text:p>
      <text:p text:style-name="P2">Ajoutez un petit quelque chose au nom de l'initiative ci-dessous pour le rendre unique !</text:p>
      <text:p text:style-name="Standard"><text:s text:c="2"/>SCREEN #2: validation</text:p>
      <text:p text:style-name="Standard"/>
      <text:p text:style-name="Standard">The location is fine. However, the Initiative name already exists</text:p>
      <text:p text:style-name="P2">Nous avons bien trouvé votre ville ou région. Toutefois, il existe déjà une initiative portant ce nom.</text:p>
      <text:p text:style-name="Standard"><text:s text:c="2"/>SCREEN #2: validation</text:p>
      <text:p text:style-name="Standard"/>
      <text:p text:style-name="Standard">this looks like a domain ( website address ), you need to enter a town or area name instead</text:p>
      <text:p text:style-name="P2">Ceci ressemble à un domaine (adresse de site internet). Nous vous demandons d'entrer ici le nom d'une ville ou d'une région. </text:p>
      <text:p text:style-name="Standard"><text:s text:c="2"/>SCREEN #2: validation</text:p>
      <text:p text:style-name="Standard"/>
      <text:p text:style-name="Standard">connect with other Transition Towns, get visitors, have parties.</text:p>
      <text:p text:style-name="P2">Entrez en contact avec d'autres villes en Transition, rendez-vous visite, amusez-vous !</text:p>
      <text:p text:style-name="Standard"><text:s text:c="2"/>SCREEN #2: validation</text:p>
      <text:p text:style-name="Standard"/>
      <text:p text:style-name="Standard">town or area</text:p>
      <text:p text:style-name="P2">Ville ou région</text:p>
      <text:p text:style-name="Standard"><text:s text:c="2"/>SCREEN #1: in-field gray hint text</text:p>
      <text:p text:style-name="Standard"/>
      <text:p text:style-name="Standard">register your Transition town</text:p>
      <text:p text:style-name="P2">Enregistrez votre ville en Transition</text:p>
      <text:p text:style-name="Standard"><text:s text:c="2"/>SCREEN #1</text:p>
      <text:p text:style-name="Standard"/>
      <text:p text:style-name="Standard">thankyou message</text:p>
      <text:p text:style-name="Standard"><text:s text:c="2"/>SCREEN #5 (finish)</text:p>
      <text:p text:style-name="Standard"><text:s text:c="2"/>NOT CURRENTLY USED</text:p>
      <text:p text:style-name="Standard"/>
      <text:p text:style-name="Standard">Thanks</text:p>
      <text:p text:style-name="P2">Merci :)</text:p>
      <text:p text:style-name="Standard"><text:s text:c="2"/>SCREEN #5 (finish)</text:p>
      <text:p text:style-name="Standard"><text:s text:c="2"/>NOT CURRENTLY USED</text:p>
      <text:p text:style-name="Standard"/>
      <text:p text:style-name="Standard">save and continue</text:p>
      <text:p text:style-name="Standard"><text:s text:c="2"/>SCREEN #3</text:p>
      <text:p text:style-name="Standard"/>
      <text:p text:style-name="Standard">buy marked domains</text:p>
      <text:p text:style-name="Standard"><text:s text:c="2"/>NOT CURRENTLY USED</text:p>
      <text:p text:style-name="Standard"/>
      <text:p text:style-name="Standard"><text:soft-page-break/>stop being clever and just give me the domains</text:p>
      <text:p text:style-name="Standard"><text:s text:c="2"/>NOT CURRENTLY USED</text:p>
      <text:p text:style-name="Standard"/>
      <text:p text:style-name="Standard">on to this domain and give me the keys</text:p>
      <text:p text:style-name="Standard"><text:s text:c="2"/>NOT CURRENTLY USED</text:p>
      <text:p text:style-name="Standard"/>
      <text:p text:style-name="Standard">load</text:p>
      <text:p text:style-name="Standard"><text:s text:c="2"/>NOT CURRENTLY USED</text:p>
      <text:p text:style-name="Standard"/>
      <text:p text:style-name="Standard">your website</text:p>
      <text:p text:style-name="P2">votre site internet</text:p>
      <text:p text:style-name="Standard"><text:s text:c="2"/>SCREEN #3</text:p>
      <text:p text:style-name="Standard"/>
      <text:p text:style-name="Standard">Other</text:p>
      <text:p text:style-name="P2">Autre</text:p>
      <text:p text:style-name="Standard"><text:s text:c="2"/>SCREEN #2</text:p>
      <text:p text:style-name="Standard"/>
      <text:p text:style-name="Standard">we do not currently have a website</text:p>
      <text:p text:style-name="P2">Nous n'avons actuellement pas de site internet</text:p>
      <text:p text:style-name="Standard"><text:s text:c="2"/>SCREEN #3</text:p>
      <text:p text:style-name="Standard"/>
      <text:p text:style-name="Standard">no website</text:p>
      <text:p text:style-name="P2">Pas de site internet</text:p>
      <text:p text:style-name="Standard"><text:s text:c="2"/>SCREEN #3</text:p>
      <text:p text:style-name="Standard"/>
      <text:p text:style-name="Standard">to register by email. please type your website name in below if you have one</text:p>
      <text:p text:style-name="Standard"><text:span text:style-name="T1">Pour s'enregistrer par email. Entrez le nom de votre site internet ci-dessous si vous en avez un. </text:span><text:s text:c="2"/>SCREEN #2: validation, place not found, cannot register</text:p>
      <text:p text:style-name="Standard"/>
      <text:p text:style-name="Standard">no registered websites found for this town</text:p>
      <text:p text:style-name="P2">Nous n'avons pas trouvé de sites internet enregistrés pour cette ville</text:p>
      <text:p text:style-name="Standard"><text:s text:c="2"/>SCREEN #2: validation, place not found, cannot register</text:p>
      <text:p text:style-name="Standard"/>
      <text:p text:style-name="Standard">website selection</text:p>
      <text:p text:style-name="P2">To replace with ?</text:p>
      <text:p text:style-name="P2">Voici les sites internet que nous avons trouvés et qui pourraient correspondre à votre initiative. Nous vous invitons à sélectionner le vôtre, à compléter la case "autre" ou à choisir l'option "pas de site internet"</text:p>
      <text:p text:style-name="Standard"><text:s text:c="2"/>SCREEN #3</text:p>
      <text:p text:style-name="Standard"/>
      <text:p text:style-name="Standard">to manage your registration, NOT this website</text:p>
      <text:p text:style-name="Standard"><text:s text:c="2"/>NOT CURRENTLY USED</text:p>
      <text:p text:style-name="Standard"/>
      <text:p text:style-name="Standard">you will need to log in to</text:p>
      <text:p text:style-name="Standard"><text:s text:c="2"/>NOT CURRENTLY USED</text:p>
      <text:p text:style-name="Standard"/>
      <text:p text:style-name="Standard">you are now registered. %townname% is go!</text:p>
      <text:p text:style-name="P2">Votre initiative a bien été enregistrée. C'est parti, %% !</text:p>
      <text:p text:style-name="Standard"><text:s text:c="2"/>SCREEN #3: registration confirmation</text:p>
      <text:p text:style-name="Standard"/>
      <text:p text:style-name="Standard"><text:soft-page-break/>your new Transition account</text:p>
      <text:p text:style-name="P2">Votre nouveau compte Transition</text:p>
      <text:p text:style-name="Standard"><text:s text:c="2"/>REGISTRATION EMAIL</text:p>
      <text:p text:style-name="Standard"/>
      <text:p text:style-name="Standard">finish</text:p>
      <text:p text:style-name="Standard"><text:s text:c="2"/>NOT CURRENTLY USED</text:p>
      <text:p text:style-name="Standard"/>
      <text:p text:style-name="Standard">Back</text:p>
      <text:p text:style-name="P2">retour</text:p>
      <text:p text:style-name="Standard"><text:s text:c="2"/>back button in the case of errors</text:p>
      <text:p text:style-name="Standard"/>
      <text:p text:style-name="Standard">advanced settings</text:p>
      <text:p text:style-name="Standard"><text:s text:c="2"/>NOT CURRENTLY USED</text:p>
      <text:p text:style-name="Standard"/>
      <text:p text:style-name="Standard">map of Transition Initiatives near you</text:p>
      <text:p text:style-name="P2">Carte des initiatives de Transition près de chez vous</text:p>
      <text:p text:style-name="Standard"><text:s text:c="2"/>was "mappings of Transition towns around the world"</text:p>
      <text:p text:style-name="Standard"><text:s text:c="2"/>was changed to "map of Transition Initiatives near you" as per our discussion</text:p>
      <text:p text:style-name="Standard"/>
      <text:p text:style-name="Standard">to register instead</text:p>
      <text:p text:style-name="Standard"/>
      <text:p text:style-name="Standard">oops, Javascript failed to run, services unavailable, please go to</text:p>
      <text:p text:style-name="P2">Oups, Javascript ne fonctionne pas, service indisponible. Veuillez envoyer un email à</text:p>
      <text:p text:style-name="Standard"><text:s text:c="2"/>ANNESLEY: add an email address to this and ask them to email us</text:p>
      <text:p text:style-name="Standard"/>
      <text:p text:style-name="Standard">Cannot lookup your location at the moment. Please try again tomorrow</text:p>
      <text:p text:style-name="P2">Impossible de rechercher votre ville ou région pour le moment. Le responsable a été prévenu et tente de résoudre le problème. Nous vous invitons à réessayer plus tard</text:p>
      <text:p text:style-name="P2"/>
      <text:p text:style-name="P2">Friendly mode: Aïe, il est impossible de rechercher votre ville ou région pour le moment. Le responsable a été prévenu et tente de résoudre le problème. Repassez par ici demain :)</text:p>
      <text:p text:style-name="Standard"/>
      <text:p text:style-name="Standard"/>
      <text:p text:style-name="Standard">SCREEN #2</text:p>
      <text:p text:style-name="Standard"/>
      <text:p text:style-name="Standard">km</text:p>
      <text:p text:style-name="Standard"><text:s text:c="2"/>NOT CURRENTLY USED</text:p>
      <text:p text:style-name="Standard"/>
      <text:p text:style-name="Standard">closest initiative</text:p>
      <text:p text:style-name="Standard"><text:s text:c="2"/>NOT CURRENTLY USED</text:p>
      <text:p text:style-name="Standard"/>
      <text:p text:style-name="Standard">Transition initiative not registered yet!</text:p>
      <text:p text:style-name="Standard"><text:s text:c="2"/>NOT CURRENTLY USED</text:p>
      <text:p text:style-name="Standard"/>
      <text:p text:style-name="Standard">message</text:p>
      <text:p text:style-name="Standard"><text:s text:c="2"/>NOT CURRENTLY USED</text:p>
      <text:p text:style-name="Standard"><text:s text:c="2"/>when a TI is found at the location</text:p>
      <text:p text:style-name="Standard"/>
      <text:p text:style-name="Standard">join!</text:p>
      <text:p text:style-name="Standard"><text:s text:c="2"/>NOT CURRENTLY USED</text:p>
      <text:p text:style-name="Standard"><text:soft-page-break/><text:s text:c="2"/>when a TI is found at the location</text:p>
      <text:p text:style-name="Standard"/>
      <text:p text:style-name="Standard">Transition initiative already registered</text:p>
      <text:p text:style-name="Standard"><text:s text:c="2"/>NOT CURRENTLY USED</text:p>
      <text:p text:style-name="Standard"/>
      <text:p text:style-name="Standard">view on map</text:p>
      <text:p text:style-name="P2">Voir sur la carte</text:p>
      <text:p text:style-name="Standard"><text:s text:c="2"/>SCREEN #2</text:p>
      <text:p text:style-name="Standard"/>
      <text:p text:style-name="Standard">list of Transition towns around the world</text:p>
      <text:p text:style-name="P2">Liste des villes en Transition près de chez vous</text:p>
      <text:p text:style-name="Standard"><text:s text:c="2"/>probably going to change to "... near you"</text:p>
      <text:p text:style-name="Standard"/>
      <text:p text:style-name="Standard">edit</text:p>
      <text:p text:style-name="P2">modifier</text:p>
      <text:p text:style-name="Standard"/>
      <text:p text:style-name="Standard">reply to this email with any thoughts / excitement / ideas / congratulations / bugs / other things :)</text:p>
      <text:p text:style-name="P2">N'hésitez par à répondre à cet email afin de nous faire profiter de vos réflexions, idées, envies, félicitations, critiques et autres ! :)</text:p>
      <text:p text:style-name="Standard"><text:s text:c="2"/>in the registration email that you receive</text:p>
      <text:p text:style-name="Standard"><text:s text:c="2"/>REGISTRATION EMAIL</text:p>
      <text:p text:style-name="Standard"/>
      <text:p text:style-name="Standard">Password</text:p>
      <text:p text:style-name="P2">Mot de passe</text:p>
      <text:p text:style-name="Standard"/>
      <text:p text:style-name="Standard">Username</text:p>
      <text:p text:style-name="P2">Identifiant</text:p>
      <text:p text:style-name="Standard"/>
      <text:p text:style-name="Standard">here are your registration details</text:p>
      <text:p text:style-name="P2">Voici les détails de votre inscription</text:p>
      <text:p text:style-name="Standard"><text:s text:c="2"/>REGISTRATION EMAIL</text:p>
      <text:p text:style-name="Standard"/>
      <text:p text:style-name="Standard">welcome to Transition</text:p>
      <text:p text:style-name="P2">Bienvenue dans la Transition</text:p>
      <text:p text:style-name="Standard"><text:s text:c="2"/>REGISTRATION EMAIL</text:p>
      <text:p text:style-name="Standard"/>
      <text:p text:style-name="Standard">There is no Initiative associated with this user</text:p>
      <text:p text:style-name="P2">Il n'y a pas d'initiative associée à cet utilisateur</text:p>
      <text:p text:style-name="Standard"/>
      <text:p text:style-name="Standard">login required to edit</text:p>
      <text:p text:style-name="P2">Il est nécessaire de s'identifier pour pouvoir modifier</text:p>
      <text:p text:style-name="Standard"><text:s text:c="2"/>EDIT SCREEN</text:p>
      <text:p text:style-name="Standard"/>
      <text:p text:style-name="Standard">update Transition initiative</text:p>
      <text:p text:style-name="P2">Mettre à jour l'initiative de Transition</text:p>
      <text:p text:style-name="Standard"><text:s text:c="2"/>EDIT SCREEN</text:p>
      <text:p text:style-name="Standard"/>
      <text:p text:style-name="Standard">search</text:p>
      <text:p text:style-name="Standard"><text:s text:c="2"/>NOT CURRENTLY USED</text:p>
      <text:p text:style-name="Standard"><text:soft-page-break/></text:p>
      <text:p text:style-name="Standard">change location</text:p>
      <text:p text:style-name="P2">Modifier le lieu</text:p>
      <text:p text:style-name="Standard"><text:s text:c="2"/>EDIT SCREEN</text:p>
      <text:p text:style-name="Standard"/>
      <text:p text:style-name="Standard">Transition initiative details</text:p>
      <text:p text:style-name="P2">Informations sur l'initiative de Transition</text:p>
      <text:p text:style-name="Standard"><text:s text:c="2"/>EDIT SCREEN</text:p>
      <text:p text:style-name="Standard"/>
      <text:p text:style-name="Standard">update account details</text:p>
      <text:p text:style-name="P2">Mettre à jour les informations du compte</text:p>
      <text:p text:style-name="Standard"><text:s text:c="2"/>EDIT SCREEN</text:p>
      <text:p text:style-name="Standard"/>
      <text:p text:style-name="Standard">your details</text:p>
      <text:p text:style-name="P2">Vos informations</text:p>
      <text:p text:style-name="Standard"><text:s text:c="2"/>EDIT SCREEN</text:p>
      <text:p text:style-name="Standard"/>
      <text:p text:style-name="Standard">setup editor</text:p>
      <text:p text:style-name="Standard"><text:s text:c="2"/>NOT CURRENTLY USED</text:p>
      <text:p text:style-name="Standard"/>
      <text:p text:style-name="Standard">to register by email because we cannot find your town on our maps system!</text:p>
      <text:p text:style-name="P2">Vous devez vous enregistrer par email car nous n'avons pas trouvé votre ville sur la carte !</text:p>
      <text:p text:style-name="Standard"/>
      <text:p text:style-name="Standard">you will need to email</text:p>
      <text:p text:style-name="P2">Il faut que nous nous contactions par email</text:p>
      <text:p text:style-name="Standard"/>
      <text:p text:style-name="Standard">no towns found matching</text:p>
      <text:p text:style-name="P2">Aucune ville ne correspond à la recherche</text:p>
      <text:p text:style-name="Standard"><text:s text:c="2"/>SCREEN #2</text:p>
      <text:p text:style-name="Standard"/>
      <text:p text:style-name="Standard">nice_tlds</text:p>
      <text:p text:style-name="Standard"><text:s text:c="2"/>this is a semi colon delimited list of Top Level Domains to search when looking for possible websites</text:p>
      <text:p text:style-name="Standard"><text:s text:c="2"/>NOT A TRANSLATION TASK</text:p>
      <text:p text:style-name="Standard"/>
      <text:p text:style-name="Standard">nice_domains</text:p>
      <text:p text:style-name="Standard"><text:s text:c="2"/>this is a semi colon delimited list of domain prefixes to search when looking for possible websites</text:p>
      <text:p text:style-name="Standard"><text:s text:c="2"/>NOT A TRANSLATION TASK</text:p>
      <text:p text:style-name="Standard"/>
      <text:p text:style-name="Standard">Failed to check the entries against the Akismet SPAM database</text:p>
      <text:p text:style-name="Standard"/>
      <text:p text:style-name="Standard">region_bias</text:p>
      <text:p text:style-name="Standard"><text:s text:c="2"/>this is the Top Level Domain region to use when searching for towns</text:p>
      <text:p text:style-name="Standard"><text:s text:c="2"/>NOT A TRANSLATION TASK</text:p>
      <text:p text:style-name="Standard"/>
      <text:p text:style-name="Standard"/>
      <text:p text:style-name="Standard"/>
      <text:p text:style-name="P2">Attention : it should read</text:p>
      <text:p text:style-name="P2">Désolé, les <text:span text:style-name="T2">commentaires</text:span> sont désactivés pour l'i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REEN #x = registration process</dc:title>
    <meta:initial-creator>caroline</meta:initial-creator>
    <meta:creation-date>2015-03-24T20:49:00</meta:creation-date>
    <dc:creator>caroline</dc:creator>
    <dc:date>2015-03-25T21:23:00</dc:date>
    <meta:editing-cycles>4</meta:editing-cycles>
    <meta:editing-duration>PT1H32M</meta:editing-duration>
    <meta:document-statistic meta:table-count="0" meta:image-count="0" meta:object-count="0" meta:page-count="11" meta:paragraph-count="366" meta:word-count="2308" meta:character-count="14430" meta:non-whitespace-character-count="12226"/>
    <meta:generator>LibreOffice/3.5$Linux_x86 LibreOffice_project/350m1$Build-2</meta:generator>
    <meta:user-defined meta:name="Info 1"/>
    <meta:user-defined meta:name="Info 2"/>
    <meta:user-defined meta:name="Info 3"/>
    <meta:user-defined meta:name="Info 4"/>
  </office:meta>
</office:document-meta>
</file>